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87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26.09mm"/>
    </style:style>
    <style:style style:name="co4" style:family="table-column">
      <style:table-column-properties fo:break-before="auto" style:column-width="16.95mm"/>
    </style:style>
    <style:style style:name="co5" style:family="table-column">
      <style:table-column-properties fo:break-before="auto" style:column-width="29mm"/>
    </style:style>
    <style:style style:name="co6" style:family="table-column">
      <style:table-column-properties fo:break-before="auto" style:column-width="32.1mm"/>
    </style:style>
    <style:style style:name="co7" style:family="table-column">
      <style:table-column-properties fo:break-before="auto" style:column-width="28.4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ddddd"/>
      <style:text-properties fo:color="#80808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5" table:default-cell-style-name="ce2"/>
        <table:table-column table:style-name="co7" table:default-cell-style-name="ce2"/>
        <table:table-column table:style-name="co8" table:number-columns-repeated="4" table:default-cell-style-name="ce2"/>
        <table:table-column table:style-name="co8" table:default-cell-style-name="Default"/>
        <table:table-column table:style-name="co8" table:number-columns-repeated="1008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ID interim</text:p>
          </table:table-cell>
          <table:table-cell table:style-name="ce1" office:value-type="string" calcext:value-type="string">
            <text:p>Fundnr</text:p>
          </table:table-cell>
          <table:table-cell table:style-name="ce4" office:value-type="string" calcext:value-type="string">
            <text:p>Anzahl</text:p>
          </table:table-cell>
          <table:table-cell table:style-name="ce4" office:value-type="string" calcext:value-type="string">
            <text:p>Randform</text:p>
          </table:table-cell>
          <table:table-cell table:style-name="ce4" office:value-type="string" calcext:value-type="string">
            <text:p>Verzier_a1</text:p>
          </table:table-cell>
          <table:table-cell table:style-name="ce4" office:value-type="string" calcext:value-type="string">
            <text:p>Verzier_a2</text:p>
          </table:table-cell>
          <table:table-cell table:style-name="ce4" office:value-type="string" calcext:value-type="string">
            <text:p>Verzier_a3</text:p>
          </table:table-cell>
          <table:table-cell table:style-name="ce4" office:value-type="string" calcext:value-type="string">
            <text:p>Verzier_i1</text:p>
          </table:table-cell>
          <table:table-cell table:style-name="ce1" office:value-type="string" calcext:value-type="string">
            <text:p>Gefäßtyp</text:p>
          </table:table-cell>
          <table:table-cell table:style-name="ce1" office:value-type="string" calcext:value-type="string">
            <text:p>Anmerk</text:p>
          </table:table-cell>
          <table:table-cell table:style-name="ce1" office:value-type="string" calcext:value-type="string">
            <text:p>DMmax</text:p>
          </table:table-cell>
          <table:table-cell table:style-name="ce1" office:value-type="string" calcext:value-type="string">
            <text:p>Dmproz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i</text:p>
          </table:table-cell>
          <table:table-cell/>
          <table:table-cell table:style-name="ce1" table:number-columns-repeated="1008"/>
        </table:table-row>
        <table:table-row table:style-name="ro1">
          <table:table-cell table:number-columns-repeated="2"/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5</text:p>
          </table:table-cell>
          <table:table-cell table:number-columns-repeated="4"/>
          <table:table-cell office:value-type="string" calcext:value-type="string">
            <text:p>Bobzin?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F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office:value-type="string" calcext:value-type="string">
            <text:p>GF schmal</text:p>
          </table:table-cell>
          <table:table-cell table:number-columns-repeated="2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</text:p>
          </table:table-cell>
          <table:table-cell office:value-type="string" calcext:value-type="string">
            <text:p>Garz</text:p>
          </table:table-cell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</text:p>
          </table:table-cell>
          <table:table-cell office:value-type="string" calcext:value-type="string">
            <text:p>Garz</text:p>
          </table:table-cell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float" office:value="1230434" calcext:value-type="float">
            <text:p>12304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</text:p>
          </table:table-cell>
          <table:table-cell office:value-type="string" calcext:value-type="string">
            <text:p>Garz</text:p>
          </table:table-cell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Kerb3</text:p>
          </table:table-cell>
          <table:table-cell office:value-type="string" calcext:value-type="string">
            <text:p>GF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28" calcext:value-type="float">
            <text:p>12304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WBKL</text:p>
          </table:table-cell>
          <table:table-cell office:value-type="string" calcext:value-type="string">
            <text:p>GF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WBKL</text:p>
          </table:table-cell>
          <table:table-cell office:value-type="string" calcext:value-type="string">
            <text:p>GF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erb3</text:p>
          </table:table-cell>
          <table:table-cell office:value-type="string" calcext:value-type="string">
            <text:p>GF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GF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 table:number-columns-repeated="3"/>
          <table:table-cell office:value-type="string" calcext:value-type="string">
            <text:p>Vipperow</text:p>
          </table:table-cell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46" calcext:value-type="float">
            <text:p>12304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GF</text:p>
          </table:table-cell>
          <table:table-cell table:number-columns-repeated="3"/>
          <table:table-cell office:value-type="string" calcext:value-type="string">
            <text:p>Vipperow</text:p>
          </table:table-cell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F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21" calcext:value-type="float">
            <text:p>12304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F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3"/>
          <table:table-cell office:value-type="string" calcext:value-type="string">
            <text:p>Vipperow</text:p>
          </table:table-cell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3"/>
          <table:table-cell office:value-type="string" calcext:value-type="string">
            <text:p>Vipperow</text:p>
          </table:table-cell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75" calcext:value-type="float">
            <text:p>12304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GF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 table:number-columns-repeated="3"/>
          <table:table-cell office:value-type="string" calcext:value-type="string">
            <text:p>Vipperow</text:p>
          </table:table-cell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F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F</text:p>
          </table:table-cell>
          <table:table-cell table:number-columns-repeated="3"/>
          <table:table-cell office:value-type="string" calcext:value-type="string">
            <text:p>Garz/Deckel</text:p>
          </table:table-cell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95" calcext:value-type="float">
            <text:p>12303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GF</text:p>
          </table:table-cell>
          <table:table-cell table:number-columns-repeated="3"/>
          <table:table-cell office:value-type="string" calcext:value-type="string">
            <text:p>Vipperow</text:p>
          </table:table-cell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GF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76" calcext:value-type="float">
            <text:p>12304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 table:number-columns-repeated="3"/>
          <table:table-cell office:value-type="string" calcext:value-type="string">
            <text:p>WBKL</text:p>
          </table:table-cell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4" calcext:value-type="float">
            <text:p>12304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F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288" calcext:value-type="float">
            <text:p>1230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Kerb3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WB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Kerb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Kerb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Kerb3</text:p>
          </table:table-cell>
          <table:table-cell office:value-type="string" calcext:value-type="string">
            <text:p>GF</text:p>
          </table:table-cell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Kerb3</text:p>
          </table:table-cell>
          <table:table-cell office:value-type="string" calcext:value-type="string">
            <text:p>GF</text:p>
          </table:table-cell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Kerb3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WB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WB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B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WBKL</text:p>
          </table:table-cell>
          <table:table-cell table:number-columns-repeated="3"/>
          <table:table-cell office:value-type="string" calcext:value-type="string">
            <text:p>Vipperow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float" office:value="1230445" calcext:value-type="float">
            <text:p>12304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WBKL</text:p>
          </table:table-cell>
          <table:table-cell table:number-columns-repeated="3"/>
          <table:table-cell office:value-type="string" calcext:value-type="string">
            <text:p>Vipperow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erb KL</text:p>
          </table:table-cell>
          <table:table-cell office:value-type="string" calcext:value-type="string">
            <text:p>Kerb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230302" calcext:value-type="float">
            <text:p>1230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erb1(?)</text:p>
          </table:table-cell>
          <table:table-cell table:number-columns-repeated="3"/>
          <table:table-cell table:style-name="Default"/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23050" calcext:value-type="float">
            <text:p>123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erb3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Vipp GF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WB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WB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WBGR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BGR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BGR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WBKL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50" calcext:value-type="float">
            <text:p>123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WBKL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WBKL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367" calcext:value-type="float">
            <text:p>12303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67" calcext:value-type="float">
            <text:p>12303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02" calcext:value-type="float">
            <text:p>1230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?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96" calcext:value-type="float">
            <text:p>12302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4" calcext:value-type="float">
            <text:p>1230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22" calcext:value-type="float">
            <text:p>1230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23" calcext:value-type="float">
            <text:p>1230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27" calcext:value-type="float">
            <text:p>12303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4</text:p>
          </table:table-cell>
          <table:table-cell table:number-columns-repeated="4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1</text:p>
          </table:table-cell>
          <table:table-cell table:number-columns-repeated="4"/>
          <table:table-cell office:value-type="string" calcext:value-type="string">
            <text:p>Garz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4</text:p>
          </table:table-cell>
          <table:table-cell table:number-columns-repeated="4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8" calcext:value-type="float">
            <text:p>12303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8" calcext:value-type="float">
            <text:p>12303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6" calcext:value-type="float">
            <text:p>12303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4</text:p>
          </table:table-cell>
          <table:table-cell table:number-columns-repeated="4"/>
          <table:table-cell office:value-type="string" calcext:value-type="string">
            <text:p>Garz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50" calcext:value-type="float">
            <text:p>123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53" calcext:value-type="float">
            <text:p>12303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3</text:p>
          </table:table-cell>
          <table:table-cell table:number-columns-repeated="4"/>
          <table:table-cell office:value-type="string" calcext:value-type="string">
            <text:p>Zylinderhal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204" calcext:value-type="float">
            <text:p>123020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230200" calcext:value-type="float">
            <text:p>1230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06" calcext:value-type="float">
            <text:p>1230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90" calcext:value-type="float">
            <text:p>12303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42" calcext:value-type="float">
            <text:p>12304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?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84" calcext:value-type="float">
            <text:p>12304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21" calcext:value-type="float">
            <text:p>12304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39" calcext:value-type="float">
            <text:p>12304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18" calcext:value-type="float">
            <text:p>12304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15" calcext:value-type="float">
            <text:p>1230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80" calcext:value-type="float">
            <text:p>1230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5" calcext:value-type="float">
            <text:p>12304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09" calcext:value-type="float">
            <text:p>12304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B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45" calcext:value-type="float">
            <text:p>12304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ukow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1</text:p>
          </table:table-cell>
          <table:table-cell table:number-columns-repeated="4"/>
          <table:table-cell office:value-type="string" calcext:value-type="string">
            <text:p>Vipperow/Teterow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28" calcext:value-type="float">
            <text:p>12304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00" calcext:value-type="float">
            <text:p>1230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96" calcext:value-type="float">
            <text:p>12303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98" calcext:value-type="float">
            <text:p>12303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1-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3</text:p>
          </table:table-cell>
          <table:table-cell table:number-columns-repeated="4"/>
          <table:table-cell office:value-type="string" calcext:value-type="string">
            <text:p>Garz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11" calcext:value-type="float">
            <text:p>12304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3-K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63" calcext:value-type="float">
            <text:p>12304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27" calcext:value-type="float">
            <text:p>12304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06" calcext:value-type="float">
            <text:p>12304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92" calcext:value-type="float">
            <text:p>12303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95" calcext:value-type="float">
            <text:p>123039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43" calcext:value-type="float">
            <text:p>12304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6" calcext:value-type="float">
            <text:p>12304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34" calcext:value-type="float">
            <text:p>123043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230434" calcext:value-type="float">
            <text:p>12304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1</text:p>
          </table:table-cell>
          <table:table-cell table:number-columns-repeated="4"/>
          <table:table-cell office:value-type="string" calcext:value-type="string">
            <text:p>Garz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44" calcext:value-type="float">
            <text:p>1230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44" calcext:value-type="float">
            <text:p>1230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WBKL</text:p>
          </table:table-cell>
          <table:table-cell office:value-type="string" calcext:value-type="string">
            <text:p>Kerb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230473" calcext:value-type="float">
            <text:p>12304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05" calcext:value-type="float">
            <text:p>12304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54" calcext:value-type="float">
            <text:p>12304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54" calcext:value-type="float">
            <text:p>12304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230461" calcext:value-type="float">
            <text:p>12304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61" calcext:value-type="float">
            <text:p>12304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94" calcext:value-type="float">
            <text:p>12303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1" calcext:value-type="float">
            <text:p>12304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230467" calcext:value-type="float">
            <text:p>12304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WB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B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81" calcext:value-type="float">
            <text:p>12304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81" calcext:value-type="float">
            <text:p>12304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81" calcext:value-type="float">
            <text:p>12304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WB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Kerb3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81" calcext:value-type="float">
            <text:p>12304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77" calcext:value-type="float">
            <text:p>12304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52" calcext:value-type="float">
            <text:p>12302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52" calcext:value-type="float">
            <text:p>12302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50" calcext:value-type="float">
            <text:p>1230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-T8</text:p>
          </table:table-cell>
          <table:table-cell table:number-columns-repeated="4"/>
          <table:table-cell office:value-type="string" calcext:value-type="string">
            <text:p>teterow/Vipperow</text:p>
          </table:table-cell>
          <table:table-cell table:number-columns-repeated="1014"/>
        </table:table-row>
        <table:table-row table:style-name="ro1" table:number-rows-repeated="10483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AMJ1048576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4">00.00.0000</text:date>, <text:time style:data-style-name="N2" text:time-value="21:07:02.44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1:17:20.770000000</meta:creation-date>
    <dc:date>2019-02-04T21:18:51.505000000</dc:date>
    <meta:editing-duration>PT2H59M56S</meta:editing-duration>
    <meta:editing-cycles>29</meta:editing-cycles>
    <meta:generator>LibreOffice/5.1.6.2$Windows_x86 LibreOffice_project/07ac168c60a517dba0f0d7bc7540f5afa45f0909</meta:generator>
    <meta:document-statistic meta:table-count="1" meta:cell-count="787" meta:object-count="0"/>
  </office:meta>
</office:document-meta>
</file>